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A6F6EB8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Grande2" svg:font-family="'Lucida Grande', verdana, arial, helvetica, sans-serif"/>
    <style:font-face style:name="Lucida Sans1" svg:font-family="'Lucida Sans'"/>
    <style:font-face style:name="LucidaGrande" svg:font-family="LucidaGrande"/>
    <style:font-face style:name="OpenSymbol" svg:font-family="OpenSymbol"/>
    <style:font-face style:name="American Typewriter" svg:font-family="'American Typewriter'" style:font-adornments="Regular" style:font-family-generic="modern" style:font-pitch="fixed"/>
    <style:font-face style:name="Lucida Grande1" svg:font-family="'Lucida Grande'" style:font-adornments="Bold" style:font-pitch="variable"/>
    <style:font-face style:name="Lucida Grande" svg:font-family="'Lucida Grande'" style:font-adornments="Regular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</style:style>
    <style:style style:name="P2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P3" style:family="paragraph" style:parent-style-name="Header2"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T1" style:family="text">
      <style:text-properties fo:font-variant="normal" fo:text-transform="none" fo:color="#000000" style:font-name="Lucida Grande2" fo:font-size="9.25pt" fo:letter-spacing="normal" fo:font-style="normal" fo:font-weight="normal"/>
    </style:style>
    <style:style style:name="T2" style:family="text">
      <style:text-properties fo:font-variant="normal" fo:text-transform="none" fo:color="#0033cc" style:font-name="Lucida Grande2" fo:font-size="9.25pt" fo:letter-spacing="normal" fo:font-style="normal" style:text-underline-style="solid" style:text-underline-width="auto" style:text-underline-color="font-color" fo:font-weight="normal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nification de projet de développement – Thèmes V1</text:h>
      <text:h text:style-name="Heading_20_2" text:outline-level="2">Mission du produit</text:h>
      <text:p text:style-name="Text_20_body">Offrir un système de thèmes pour le CMS. Offre la possibilité de choisir dynamiquement un thèmes, de le modifier graphiquement via une application, d'ajouter des thèmes tierce partie comme plug-ins. Le système doit être performant et flexible.</text:p>
      <text:h text:style-name="Heading_20_2" text:outline-level="2">Attentes des utilisateurs (User Stories)</text:h>
      <text:p text:style-name="Text_20_body">Être en mesure de changer le thèmes facilement</text:p>
      <text:p text:style-name="Text_20_body">Être capable d'apporter des changements facilement via une interface graphique (voir projet séparé)</text:p>
      <text:h text:style-name="Heading_20_2" text:outline-level="2">Acteurs</text:h>
      <text:p text:style-name="Text_20_body">Site web administration</text:p>
      <text:h text:style-name="Heading_20_2" text:outline-level="2">Fonctionnalités</text:h>
      <text:p text:style-name="Text_20_body">Changement du thèmes</text:p>
      <text:p text:style-name="Text_20_body">Ajustement des paramètre du css</text:p>
      <text:p text:style-name="Text_20_body">Garder un historique des versions</text:p>
      <text:h text:style-name="Heading_20_2" text:outline-level="2">Objets</text:h>
      <text:p text:style-name="Text_20_body">Page d'administration pour choisir le thèmes.</text:p>
      <text:p text:style-name="Text_20_body">Page d'aperçu du/des thèmes</text:p>
      <text:p text:style-name="Text_20_body">Interface de modification graphique </text:p>
      <text:p text:style-name="Standard"/>
      <text:h text:style-name="Heading_20_2" text:outline-level="2">Actions possible de l’utilisateur </text:h>
      <text:p text:style-name="Standard">Sélectionner un nouveau thèmes</text:p>
      <text:p text:style-name="Standard"/>
      <text:h text:style-name="Heading_20_2" text:outline-level="2">Testes de validation et de mesure</text:h>
      <text:p text:style-name="Text_20_body">Il doit toujours avoir un thèmes par défaut</text:p>
      <text:p text:style-name="Text_20_body"/>
      <text:h text:style-name="Heading_20_2" text:outline-level="2">Dictionnaire et terme des objets et action</text:h>
      <text:p text:style-name="Text_20_body">Thème → identifie le nome du thème qui inclus tout les css et images</text:p>
      <text:h text:style-name="Heading_20_2" text:outline-level="2">Plan du produit</text:h>
      <text:p text:style-name="Standard"><text:a xlink:type="simple" xlink:href="http://en.wikipedia.org/wiki/Structure_chart"><text:span text:style-name="Strong_20_Emphasis"><text:span text:style-name="T2">Structure chart</text:span></text:span></text:a><text:span text:style-name="T1"><text:line-break/>A Structure Chart (SC) in software engineering and organizational theory is a chart, which shows the </text:span><text:soft-page-break/><text:span text:style-name="T1">breakdown of the configuration system to the lowest manageable levels. It is used to show the hierarchical arrangement of the modules in a structured program. Each rectangular box represents a module. The names of the modules are written inside the box. An arrow joins two modules that have an invocation relationship.</text:span></text:p>
      <text:p text:style-name="Standard"/>
      <text:h text:style-name="Heading_20_2" text:outline-level="2">Tout autre éléments qui servent à augmenté la qualité du produit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Grande2" svg:font-family="'Lucida Grande', verdana, arial, helvetica, sans-serif"/>
    <style:font-face style:name="Lucida Sans1" svg:font-family="'Lucida Sans'"/>
    <style:font-face style:name="LucidaGrande" svg:font-family="LucidaGrande"/>
    <style:font-face style:name="OpenSymbol" svg:font-family="OpenSymbol"/>
    <style:font-face style:name="American Typewriter" svg:font-family="'American Typewriter'" style:font-adornments="Regular" style:font-family-generic="modern" style:font-pitch="fixed"/>
    <style:font-face style:name="Lucida Grande1" svg:font-family="'Lucida Grande'" style:font-adornments="Bold" style:font-pitch="variable"/>
    <style:font-face style:name="Lucida Grande" svg:font-family="'Lucida Grande'" style:font-adornments="Regular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Grand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merican Typewriter" fo:font-size="20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default-outline-level="1" style:list-style-name="List_20_1" style:class="list" style:master-page-name="">
      <style:paragraph-properties fo:margin-top="0cm" fo:margin-bottom="0.199cm" style:page-number="auto" fo:background-color="transparent" style:shadow="none">
        <style:tab-stops/>
        <style:background-image/>
      </style:paragraph-properties>
      <style:text-properties fo:font-size="10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ucida Grande" fo:font-size="11pt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color="#808080" fo:font-size="8pt"/>
    </style:style>
    <style:style style:name="Header2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American Typewriter" fo:font-size="13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Lucida Grande1" fo:font-size="12pt" fo:font-weight="normal" style:font-size-asian="14pt" style:font-weight-asian="bold" style:font-size-complex="14pt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199cm" fo:text-indent="-0.635cm" style:auto-text-indent="false"/>
    </style:style>
    <style:style style:name="List_20_1_20_Start" style:display-name="List 1 Start" style:family="paragraph" style:parent-style-name="List" style:class="list" style:master-page-name="">
      <style:paragraph-properties fo:margin-left="0.24cm" fo:margin-right="0cm" fo:margin-top="0.42cm" fo:margin-bottom="0.31cm" fo:text-indent="0cm" style:auto-text-indent="false" style:page-number="auto"/>
      <style:text-properties fo:font-size="10.5pt" fo:font-weight="bold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52cm" fo:text-indent="-0.635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Lucida Grande1" fo:font-size="10.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</style:style>
    <style:style style:name="MP2" style:family="paragraph" style:parent-style-name="Header2"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MP3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141cm" fo:margin-bottom="0.91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958cm" fo:margin-left="0cm" fo:margin-right="0cm" fo:margin-bottom="0.499cm"/>
      </style:header-style>
      <style:footer-style>
        <style:header-footer-properties svg:height="0.88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0.025cm" svg:y="0cm" svg:width="1.281cm" svg:height="1.282cm" draw:z-index="1"><draw:image xlink:href="Pictures/100002010000008000000080A6F6EB87.png" xlink:type="simple" xlink:show="embed" xlink:actuate="onLoad"/></draw:frame>Vimba Inc</text:p>
        <text:p text:style-name="MP2">Technologies | Beauté pragmatique</text:p>
        <text:p text:style-name="MP3"/>
      </style:header>
      <style:footer>
        <text:p text:style-name="Footer">Copyright Vimba Inc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18T12:38:43</meta:creation-date>
    <meta:editing-duration>PT26H02M06S</meta:editing-duration>
    <meta:editing-cycles>9</meta:editing-cycles>
    <meta:generator>OpenOffice.org/3.2$Unix OpenOffice.org_project/320m12$Build-9483</meta:generator>
    <meta:initial-creator>Francis Lavoie</meta:initial-creator>
    <dc:date>2010-03-12T21:43:03</dc:date>
    <meta:document-statistic meta:table-count="0" meta:image-count="1" meta:object-count="0" meta:page-count="2" meta:paragraph-count="28" meta:word-count="242" meta:character-count="1567"/>
  </office:meta>
</office:document-meta>
</file>